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3.493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1.72cm"/>
    </style:style>
    <style:style style:name="co19" style:family="table-column">
      <style:table-column-properties fo:break-before="auto" style:column-width="2.963cm"/>
    </style:style>
    <style:style style:name="co20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3.149cm"/>
    </style:style>
    <style:style style:name="co22" style:family="table-column">
      <style:table-column-properties fo:break-before="auto" style:column-width="2.646cm"/>
    </style:style>
    <style:style style:name="co12" style:family="table-column">
      <style:table-column-properties fo:break-before="auto" style:column-width="2.17cm"/>
    </style:style>
    <style:style style:name="co23" style:family="table-column">
      <style:table-column-properties fo:break-before="auto" style:column-width="2.328cm"/>
    </style:style>
    <style:style style:name="co15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487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514cm"/>
    </style:style>
    <style:style style:name="co26" style:family="table-column">
      <style:table-column-properties fo:break-before="auto" style:column-width="2.461cm"/>
    </style:style>
    <style:style style:name="co27" style:family="table-column">
      <style:table-column-properties fo:break-before="auto" style:column-width="2.037cm"/>
    </style:style>
    <style:style style:name="co28" style:family="table-column">
      <style:table-column-properties fo:break-before="auto" style:column-width="2.778cm"/>
    </style:style>
    <style:style style:name="co29" style:family="table-column">
      <style:table-column-properties fo:break-before="auto" style:column-width="4.18cm"/>
    </style:style>
    <style:style style:name="co30" style:family="table-column">
      <style:table-column-properties fo:break-before="auto" style:column-width="2.99cm"/>
    </style:style>
    <style:style style:name="co31" style:family="table-column">
      <style:table-column-properties fo:break-before="auto" style:column-width="3.069cm"/>
    </style:style>
    <style:style style:name="co32" style:family="table-column">
      <style:table-column-properties fo:break-before="auto" style:column-width="3.519cm"/>
    </style:style>
    <style:style style:name="co33" style:family="table-column">
      <style:table-column-properties fo:break-before="auto" style:column-width="3.466cm"/>
    </style:style>
    <style:style style:name="co34" style:family="table-column">
      <style:table-column-properties fo:break-before="auto" style:column-width="3.916cm"/>
    </style:style>
    <style:style style:name="co35" style:family="table-column">
      <style:table-column-properties fo:break-before="auto" style:column-width="2.223cm"/>
    </style:style>
    <style:style style:name="co10" style:family="table-column">
      <style:table-column-properties fo:break-before="auto" style:column-width="2.302cm"/>
    </style:style>
    <style:style style:name="co36" style:family="table-column">
      <style:table-column-properties fo:break-before="auto" style:column-width="2.805cm"/>
    </style:style>
    <style:style style:name="co37" style:family="table-column">
      <style:table-column-properties fo:break-before="auto" style:column-width="2.355cm"/>
    </style:style>
    <style:style style:name="co38" style:family="table-column">
      <style:table-column-properties fo:break-before="auto" style:column-width="2.858cm"/>
    </style:style>
    <style:style style:name="co39" style:family="table-column">
      <style:table-column-properties fo:break-before="auto" style:column-width="3.334cm"/>
    </style:style>
    <style:style style:name="co14" style:family="table-column">
      <style:table-column-properties fo:break-before="auto" style:column-width="2.275cm"/>
    </style:style>
    <style:style style:name="co42" style:family="table-column">
      <style:table-column-properties fo:break-before="auto" style:column-width="3.678cm"/>
    </style:style>
    <style:style style:name="co43" style:family="table-column">
      <style:table-column-properties fo:break-before="auto" style:column-width="1.244cm"/>
    </style:style>
    <style:style style:name="co44" style:family="table-column">
      <style:table-column-properties fo:break-before="auto" style:column-width="1.614cm"/>
    </style:style>
    <style:style style:name="co45" style:family="table-column">
      <style:table-column-properties fo:break-before="auto" style:column-width="2.381cm"/>
    </style:style>
    <style:style style:name="co46" style:family="table-column">
      <style:table-column-properties fo:break-before="auto" style:column-width="3.863cm"/>
    </style:style>
    <style:style style:name="co47" style:family="table-column">
      <style:table-column-properties fo:break-before="auto" style:column-width="2.672cm"/>
    </style:style>
    <style:style style:name="co48" style:family="table-column">
      <style:table-column-properties fo:break-before="auto" style:column-width="3.175cm"/>
    </style:style>
    <style:style style:name="co49" style:family="table-column">
      <style:table-column-properties fo:break-before="auto" style:column-width="2.619cm"/>
    </style:style>
    <style:style style:name="co50" style:family="table-column">
      <style:table-column-properties fo:break-before="auto" style:column-width="1.746cm"/>
    </style:style>
    <style:style style:name="co51" style:family="table-column">
      <style:table-column-properties fo:break-before="auto" style:column-width="3.122cm"/>
    </style:style>
    <style:style style:name="co52" style:family="table-column">
      <style:table-column-properties fo:break-before="auto" style:column-width="3.545cm"/>
    </style:style>
    <style:style style:name="co53" style:family="table-column">
      <style:table-column-properties fo:break-before="auto" style:column-width="5.45cm"/>
    </style:style>
    <style:style style:name="co54" style:family="table-column">
      <style:table-column-properties fo:break-before="auto" style:column-width="7.514cm"/>
    </style:style>
    <style:style style:name="co55" style:family="table-column">
      <style:table-column-properties fo:break-before="auto" style:column-width="6.112cm"/>
    </style:style>
    <style:style style:name="co56" style:family="table-column">
      <style:table-column-properties fo:break-before="auto" style:column-width="5.159cm"/>
    </style:style>
    <style:style style:name="co57" style:family="table-column">
      <style:table-column-properties fo:break-before="auto" style:column-width="3.025cm"/>
    </style:style>
    <style:style style:name="co58" style:family="table-column">
      <style:table-column-properties fo:break-before="auto" style:column-width="3.212cm"/>
    </style:style>
    <style:style style:name="co59" style:family="table-column">
      <style:table-column-properties fo:break-before="auto" style:column-width="9.296cm"/>
    </style:style>
    <style:style style:name="co60" style:family="table-column">
      <style:table-column-properties fo:break-before="auto" style:column-width="2.648cm"/>
    </style:style>
    <style:style style:name="co61" style:family="table-column">
      <style:table-column-properties fo:break-before="auto" style:column-width="2.298cm"/>
    </style:style>
    <style:style style:name="co62" style:family="table-column">
      <style:table-column-properties fo:break-before="auto" style:column-width="3.886cm"/>
    </style:style>
    <style:style style:name="co63" style:family="table-column">
      <style:table-column-properties fo:break-before="auto" style:column-width="1.543cm"/>
    </style:style>
    <style:style style:name="co64" style:family="table-column">
      <style:table-column-properties fo:break-before="auto" style:column-width="2.755cm"/>
    </style:style>
    <style:style style:name="co65" style:family="table-column">
      <style:table-column-properties fo:break-before="auto" style:column-width="2.267cm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number:number-style style:name="N8001" number:language="pl" number:country="PL">
      <number:number number:decimal-places="0" number:min-integer-digits="1"/>
    </number:number-style>
    <number:number-style style:name="N8002" number:language="pl" number:country="PL">
      <number:number number:decimal-places="2" number:min-integer-digits="1"/>
    </number:number-style>
    <number:number-style style:name="N8003" number:language="pl" number:country="PL">
      <number:number number:decimal-places="0" number:min-integer-digits="1" number:grouping="true"/>
    </number:number-style>
    <number:number-style style:name="N8004" number:language="pl" number:country="PL">
      <number:number number:decimal-places="2" number:min-integer-digits="1" number:grouping="true"/>
    </number:number-style>
    <number:boolean-style style:name="N8099" number:language="pl" number:country="PL">
      <number:boolean/>
    </number:boolean-style>
    <style:style style:name="ce10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11" style:family="table-cell" style:parent-style-name="Excel_20_Built-in_20_Normal" style:data-style-name="N8004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12" style:family="table-cell" style:parent-style-name="Excel_20_Built-in_20_Normal" style:data-style-name="N8004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1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3" style:family="table-cell" style:parent-style-name="Default" style:data-style-name="N0">
      <style:text-properties style:font-name="Calibri" style:font-name-asian="Calibri2" style:font-name-complex="Calibri2"/>
    </style:style>
    <style:style style:name="ce7" style:family="table-cell" style:parent-style-name="Excel_20_Built-in_20_Normal" style:data-style-name="N8002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9" style:family="table-cell" style:parent-style-name="Default" style:data-style-name="N2">
      <style:text-properties style:font-name="Calibri" style:font-name-asian="Calibri2" style:font-name-complex="Calibri2"/>
    </style:style>
    <style:style style:name="ce14" style:family="table-cell" style:parent-style-name="Excel_20_Built-in_20_Normal" style:data-style-name="N8003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15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1" fo:font-weight="bold" style:font-name-asian="Calibri1" style:font-weight-asian="bold" style:font-name-complex="Calibri1" style:font-weight-complex="bold"/>
    </style:style>
    <style:style style:name="ce16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17" style:family="table-cell" style:parent-style-name="Default" style:data-style-name="N0">
      <style:table-cell-properties fo:background-color="#000000"/>
      <style:text-properties fo:color="#ffffff"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18" style:family="table-cell" style:parent-style-name="Default" style:data-style-name="N0">
      <style:table-cell-properties fo:background-color="#d0cece"/>
      <style:text-properties style:font-name="Calibri" style:font-name-asian="Calibri2" style:font-name-complex="Calibri2"/>
    </style:style>
    <style:style style:name="ce19" style:family="table-cell" style:parent-style-name="Excel_20_Built-in_20_Normal" style:data-style-name="N8000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20" style:family="table-cell" style:parent-style-name="Excel_20_Built-in_20_Normal" style:data-style-name="N8001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21" style:family="table-cell" style:parent-style-name="Excel_20_Built-in_20_Normal" style:data-style-name="N8001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22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" style:font-name-asian="Calibri2" style:font-name-complex="Calibri2"/>
    </style:style>
    <style:style style:name="ce23" style:family="table-cell" style:parent-style-name="Excel_20_Built-in_20_Normal" style:data-style-name="N8002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24" style:family="table-cell" style:parent-style-name="Default" style:data-style-name="N99">
      <style:text-properties style:font-name="Calibri" style:font-name-asian="Calibri2" style:font-name-complex="Calibri2"/>
    </style:style>
    <style:style style:name="ce25" style:family="table-cell" style:parent-style-name="Excel_20_Built-in_20_Normal" style:data-style-name="N8099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2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2" style:font-name-complex="Calibri2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2" style:font-name-complex="Calibri2"/>
    </style:style>
    <style:style style:name="ce29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" style:font-name-asian="Calibri2" style:font-name-complex="Calibri2"/>
    </style:style>
    <style:style style:name="ce30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ings" table:style-name="ta1">
        <table:table-column table:style-name="co42" table:default-cell-style-name="ce2"/>
        <table:table-column table:style-name="co43" table:default-cell-style-name="ce21"/>
        <table:table-column table:style-name="co44" table:default-cell-style-name="ce21"/>
        <table:table-column table:style-name="co45" table:default-cell-style-name="ce21"/>
        <table:table-column table:style-name="co46" table:default-cell-style-name="ce21"/>
        <table:table-column table:style-name="co47" table:default-cell-style-name="ce21"/>
        <table:table-column table:style-name="co7" table:default-cell-style-name="ce21"/>
        <table:table-column table:style-name="co48" table:default-cell-style-name="ce2"/>
        <table:table-column table:style-name="co49" table:default-cell-style-name="ce2"/>
        <table:table-column table:style-name="co10" table:default-cell-style-name="ce21"/>
        <table:table-column table:style-name="co50" table:default-cell-style-name="ce7"/>
        <table:table-column table:style-name="co12" table:default-cell-style-name="ce21"/>
        <table:table-column table:style-name="co10" table:default-cell-style-name="ce2"/>
        <table:table-column table:style-name="co51" table:default-cell-style-name="ce2"/>
        <table:table-column table:style-name="co14" table:number-columns-repeated="1007" table:default-cell-style-name="ce2"/>
        <table:table-column table:style-name="co15" table:number-columns-repeated="3" table:default-cell-style-name="ce3"/>
        <table:table-row table:style-name="ro3">
          <table:table-cell table:style-name="ce19" office:value-type="string">
            <text:p>name</text:p>
          </table:table-cell>
          <table:table-cell table:style-name="ce20" office:value-type="string">
            <text:p>count</text:p>
          </table:table-cell>
          <table:table-cell table:style-name="ce20" office:value-type="string">
            <text:p>upkeep</text:p>
          </table:table-cell>
          <table:table-cell table:style-name="ce20" office:value-type="string">
            <text:p>cost</text:p>
          </table:table-cell>
          <table:table-cell table:style-name="ce19" office:value-type="string">
            <text:p>statAffected</text:p>
          </table:table-cell>
          <table:table-cell table:style-name="ce19" office:value-type="string">
            <text:p>statMultiplier</text:p>
          </table:table-cell>
          <table:table-cell table:style-name="ce20" office:value-type="string">
            <text:p>statAdder</text:p>
          </table:table-cell>
          <table:table-cell table:style-name="ce23" office:value-type="string">
            <text:p>countMultiplier</text:p>
          </table:table-cell>
          <table:table-cell table:style-name="ce20" office:value-type="string">
            <text:p>jobsIncreased</text:p>
          </table:table-cell>
          <table:table-cell table:style-name="ce20" office:value-type="string">
            <text:p>image</text:p>
          </table:table-cell>
          <table:table-cell table:style-name="ce19" office:value-type="string">
            <text:p>landCost</text:p>
          </table:table-cell>
          <table:table-cell table:style-name="ce10" office:value-type="string">
            <text:p>isUnlocked</text:p>
          </table:table-cell>
          <table:table-cell table:style-name="ce3" table:number-columns-repeated="3"/>
          <table:table-cell table:number-columns-repeated="1009"/>
        </table:table-row>
        <table:table-row table:style-name="ro3">
          <table:table-cell office:value-type="string">
            <text:p>Mark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.1">
            <text:p>1,1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21" office:value-type="float" office:value="1">
            <text:p>1</text:p>
          </table:table-cell>
          <table:table-cell table:style-name="ce2" office:value-type="string">
            <text:p>bank</text:p>
          </table:table-cell>
          <table:table-cell table:style-name="ce2" office:value-type="float" office:value="1">
            <text:p>1</text:p>
          </table:table-cell>
          <table:table-cell table:style-name="ce24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3">
          <table:table-cell office:value-type="string">
            <text:p>Bank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21" office:value-type="float" office:value="50">
            <text:p>50</text:p>
          </table:table-cell>
          <table:table-cell table:style-name="ce2" office:value-type="string">
            <text:p>bank</text:p>
          </table:table-cell>
          <table:table-cell table:style-name="ce2" office:value-type="float" office:value="5">
            <text:p>5</text:p>
          </table:table-cell>
          <table:table-cell table:style-name="ce24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3">
          <table:table-cell office:value-type="string">
            <text:p>Stock Exchang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5">
            <text:p>1,05</text:p>
          </table:table-cell>
          <table:table-cell table:style-name="ce21" office:value-type="float" office:value="100">
            <text:p>100</text:p>
          </table:table-cell>
          <table:table-cell table:style-name="ce2" office:value-type="string">
            <text:p>bank</text:p>
          </table:table-cell>
          <table:table-cell table:style-name="ce2" office:value-type="float" office:value="20">
            <text:p>20</text:p>
          </table:table-cell>
          <table:table-cell table:style-name="ce24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3">
          <table:table-cell office:value-type="string">
            <text:p>Hou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">
            <text:p>1,00</text:p>
          </table:table-cell>
          <table:table-cell table:style-name="ce21" office:value-type="float" office:value="1">
            <text:p>1</text:p>
          </table:table-cell>
          <table:table-cell table:style-name="ce2" office:value-type="string">
            <text:p>house</text:p>
          </table:table-cell>
          <table:table-cell table:style-name="ce2" office:value-type="float" office:value="1">
            <text:p>1</text:p>
          </table:table-cell>
          <table:table-cell table:style-name="ce24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3">
          <table:table-cell office:value-type="string">
            <text:p>Apartment Complex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1">
            <text:p>1,00</text:p>
          </table:table-cell>
          <table:table-cell table:style-name="ce21" office:value-type="float" office:value="2">
            <text:p>2</text:p>
          </table:table-cell>
          <table:table-cell table:style-name="ce2" office:value-type="string">
            <text:p>house</text:p>
          </table:table-cell>
          <table:table-cell table:style-name="ce2" office:value-type="float" office:value="5">
            <text:p>5</text:p>
          </table:table-cell>
          <table:table-cell table:style-name="ce24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3">
          <table:table-cell office:value-type="string">
            <text:p>High Ri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21" office:value-type="float" office:value="50">
            <text:p>50</text:p>
          </table:table-cell>
          <table:table-cell table:style-name="ce2" office:value-type="string">
            <text:p>house</text:p>
          </table:table-cell>
          <table:table-cell table:style-name="ce2" office:value-type="float" office:value="20">
            <text:p>20</text:p>
          </table:table-cell>
          <table:table-cell table:style-name="ce24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3">
          <table:table-cell office:value-type="string">
            <text:p>Fa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21" office:value-type="float" office:value="5">
            <text:p>5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1">
            <text:p>1</text:p>
          </table:table-cell>
          <table:table-cell table:style-name="ce24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3">
          <table:table-cell office:value-type="string">
            <text:p>Husband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0">
            <text:p>500,00</text:p>
          </table:table-cell>
          <table:table-cell table:style-name="ce7" office:value-type="float" office:value="1">
            <text:p>1,00</text:p>
          </table:table-cell>
          <table:table-cell table:style-name="ce21" office:value-type="float" office:value="50">
            <text:p>5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5">
            <text:p>5</text:p>
          </table:table-cell>
          <table:table-cell table:style-name="ce24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3">
          <table:table-cell office:value-type="string">
            <text:p>GMO Lab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2500">
            <text:p>2500,00</text:p>
          </table:table-cell>
          <table:table-cell table:style-name="ce7" office:value-type="float" office:value="1">
            <text:p>1,00</text:p>
          </table:table-cell>
          <table:table-cell table:style-name="ce21" office:value-type="float" office:value="200">
            <text:p>20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20">
            <text:p>20</text:p>
          </table:table-cell>
          <table:table-cell table:style-name="ce24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8">
          <table:table-cell office:value-type="string">
            <text:p>Barrack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2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21" office:value-type="float" office:value="1">
            <text:p>1</text:p>
          </table:table-cell>
          <table:table-cell table:style-name="ce2" office:value-type="string">
            <text:p>barracks</text:p>
          </table:table-cell>
          <table:table-cell table:style-name="ce2" office:value-type="float" office:value="1">
            <text:p>1</text:p>
          </table:table-cell>
          <table:table-cell table:style-name="ce24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8">
          <table:table-cell office:value-type="string">
            <text:p>Weapons Fac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2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">
            <text:p>1000,00</text:p>
          </table:table-cell>
          <table:table-cell table:style-name="ce7" office:value-type="float" office:value="1">
            <text:p>1,00</text:p>
          </table:table-cell>
          <table:table-cell table:style-name="ce21" office:value-type="float" office:value="50">
            <text:p>50</text:p>
          </table:table-cell>
          <table:table-cell table:style-name="ce2" office:value-type="string">
            <text:p>barracks</text:p>
          </table:table-cell>
          <table:table-cell table:style-name="ce2" office:value-type="float" office:value="5">
            <text:p>5</text:p>
          </table:table-cell>
          <table:table-cell table:style-name="ce24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8">
          <table:table-cell office:value-type="string">
            <text:p>Naval Ba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2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0">
            <text:p>10000,00</text:p>
          </table:table-cell>
          <table:table-cell table:style-name="ce7" office:value-type="float" office:value="1">
            <text:p>1,00</text:p>
          </table:table-cell>
          <table:table-cell table:style-name="ce21" office:value-type="float" office:value="100">
            <text:p>100</text:p>
          </table:table-cell>
          <table:table-cell table:style-name="ce2" office:value-type="string">
            <text:p>barracks</text:p>
          </table:table-cell>
          <table:table-cell table:style-name="ce2" office:value-type="float" office:value="20">
            <text:p>20</text:p>
          </table:table-cell>
          <table:table-cell table:style-name="ce24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8">
          <table:table-cell office:value-type="string">
            <text:p>Universi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2" office:value-type="string">
            <text:p>baseResearchPoints</text:p>
          </table:table-cell>
          <table:table-cell table:number-columns-repeated="3" table:style-name="ce7" office:value-type="float" office:value="1">
            <text:p>1,00</text:p>
          </table:table-cell>
          <table:table-cell table:style-name="ce21" office:value-type="float" office:value="5">
            <text:p>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1">
            <text:p>1</text:p>
          </table:table-cell>
          <table:table-cell table:style-name="ce24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3">
          <table:table-cell office:value-type="string">
            <text:p>Labora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baseResearchPoints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">
            <text:p>1,00</text:p>
          </table:table-cell>
          <table:table-cell table:style-name="ce21" office:value-type="float" office:value="10">
            <text:p>10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5">
            <text:p>5</text:p>
          </table:table-cell>
          <table:table-cell table:style-name="ce24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8">
          <table:table-cell office:value-type="string">
            <text:p>Observatory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2" office:value-type="string">
            <text:p>baseResearchPoints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20">
            <text:p>20,00</text:p>
          </table:table-cell>
          <table:table-cell table:style-name="ce7" office:value-type="float" office:value="1">
            <text:p>1,00</text:p>
          </table:table-cell>
          <table:table-cell table:style-name="ce21" office:value-type="float" office:value="25">
            <text:p>2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20">
            <text:p>20</text:p>
          </table:table-cell>
          <table:table-cell table:style-name="ce24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3" table:number-rows-repeated="3">
          <table:table-cell table:style-name="ce3" table:number-columns-repeated="10"/>
          <table:table-cell table:style-name="ce9"/>
          <table:table-cell table:style-name="ce24"/>
          <table:table-cell table:style-name="ce3" table:number-columns-repeated="1009"/>
          <table:table-cell table:number-columns-repeated="3"/>
        </table:table-row>
        <table:table-row table:style-name="ro3" table:number-rows-repeated="2">
          <table:table-cell table:number-columns-repeated="11"/>
          <table:table-cell table:style-name="ce25"/>
          <table:table-cell table:number-columns-repeated="1012"/>
        </table:table-row>
        <table:table-row table:style-name="ro3" table:number-rows-repeated="6">
          <table:table-cell table:style-name="ce3" table:number-columns-repeated="10"/>
          <table:table-cell table:style-name="ce9"/>
          <table:table-cell table:style-name="ce24"/>
          <table:table-cell table:style-name="ce3" table:number-columns-repeated="1009"/>
          <table:table-cell table:number-columns-repeated="3"/>
        </table:table-row>
        <table:table-row table:style-name="ro3" table:number-rows-repeated="2">
          <table:table-cell table:style-name="ce3" table:number-columns-repeated="10"/>
          <table:table-cell table:style-name="ce9"/>
          <table:table-cell table:style-name="ce3" table:number-columns-repeated="1010"/>
          <table:table-cell table:number-columns-repeated="3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nit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" table:default-cell-style-name="ce12"/>
        <table:table-column table:style-name="co20" table:number-columns-repeated="3" table:default-cell-style-name="ce12"/>
        <table:table-column table:style-name="co21" table:default-cell-style-name="ce12"/>
        <table:table-column table:style-name="co22" table:number-columns-repeated="2" table:default-cell-style-name="ce12"/>
        <table:table-column table:style-name="co12" table:default-cell-style-name="ce2"/>
        <table:table-column table:style-name="co22" table:default-cell-style-name="ce2"/>
        <table:table-column table:style-name="co23" table:default-cell-style-name="ce2"/>
        <table:table-column table:style-name="co18" table:number-columns-repeated="1008" table:default-cell-style-name="ce2"/>
        <table:table-column table:style-name="co15" table:default-cell-style-name="ce2"/>
        <table:table-column table:style-name="co15" table:default-cell-style-name="ce3"/>
        <table:table-row table:style-name="ro3">
          <table:table-cell table:style-name="ce10" office:value-type="string">
            <text:p>name</text:p>
          </table:table-cell>
          <table:table-cell table:style-name="ce10" office:value-type="string">
            <text:p>code</text:p>
          </table:table-cell>
          <table:table-cell table:style-name="ce10" office:value-type="string">
            <text:p>type</text:p>
          </table:table-cell>
          <table:table-cell table:style-name="ce11" office:value-type="string">
            <text:p>cost</text:p>
          </table:table-cell>
          <table:table-cell table:style-name="ce11" office:value-type="string">
            <text:p>displayCost</text:p>
          </table:table-cell>
          <table:table-cell table:style-name="ce11" office:value-type="string">
            <text:p>count</text:p>
          </table:table-cell>
          <table:table-cell table:style-name="ce11" office:value-type="string">
            <text:p>popCost</text:p>
          </table:table-cell>
          <table:table-cell table:style-name="ce11" office:value-type="string">
            <text:p>upkeep</text:p>
          </table:table-cell>
          <table:table-cell table:style-name="ce11" office:value-type="string">
            <text:p>attack</text:p>
          </table:table-cell>
          <table:table-cell table:style-name="ce11" office:value-type="string">
            <text:p>defense</text:p>
          </table:table-cell>
          <table:table-cell table:style-name="ce11" office:value-type="string">
            <text:p>siege</text:p>
          </table:table-cell>
          <table:table-cell table:style-name="ce10" office:value-type="string">
            <text:p>unlocked</text:p>
          </table:table-cell>
          <table:table-cell table:style-name="ce10" office:value-type="string">
            <text:p>trainingSpeed</text:p>
          </table:table-cell>
          <table:table-cell table:style-name="ce10" office:value-type="string">
            <text:p>unitCapCost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Militia</text:p>
          </table:table-cell>
          <table:table-cell office:value-type="string">
            <text:p>A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table:number-columns-repeated="2" office:value-type="float" office:value="1">
            <text:p>1,00</text:p>
          </table:table-cell>
          <table:table-cell table:number-columns-repeated="3" table:style-name="ce7" office:value-type="float" office:value="1">
            <text:p>1,00</text:p>
          </table:table-cell>
          <table:table-cell table:style-name="ce13" table:formula="of:=TRUE()" office:value-type="boolean" office:boolean-value="true">
            <text:p>PRAWDA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Infantry</text:p>
          </table:table-cell>
          <table:table-cell office:value-type="string">
            <text:p>A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table:number-columns-repeated="3" table:style-name="ce7" office:value-type="float" office:value="5">
            <text:p>5,00</text:p>
          </table:table-cell>
          <table:table-cell table:style-name="ce13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Artillery</text:p>
          </table:table-cell>
          <table:table-cell office:value-type="string">
            <text:p>A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20">
            <text:p>20,00</text:p>
          </table:table-cell>
          <table:table-cell table:number-columns-repeated="3" table:style-name="ce7" office:value-type="float" office:value="10">
            <text:p>10,00</text:p>
          </table:table-cell>
          <table:table-cell table:style-name="ce13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3">
          <table:table-cell office:value-type="string">
            <text:p>Anti-Air Gun</text:p>
          </table:table-cell>
          <table:table-cell office:value-type="string">
            <text:p>AntiAirGun</text:p>
          </table:table-cell>
          <table:table-cell office:value-type="string">
            <text:p>A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table:number-columns-repeated="3" table:style-name="ce7" office:value-type="float" office:value="150">
            <text:p>150,00</text:p>
          </table:table-cell>
          <table:table-cell table:style-name="ce13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Tank</text:p>
          </table:table-cell>
          <table:table-cell office:value-type="string">
            <text:p>A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750">
            <text:p>750,00</text:p>
          </table:table-cell>
          <table:table-cell table:number-columns-repeated="3" table:style-name="ce7" office:value-type="float" office:value="500">
            <text:p>500,00</text:p>
          </table:table-cell>
          <table:table-cell table:style-name="ce13" table:formula="of:=FALSE()" office:value-type="boolean" office:boolean-value="false">
            <text:p>FAŁSZ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Landship</text:p>
          </table:table-cell>
          <table:table-cell office:value-type="string">
            <text:p>A</text:p>
          </table:table-cell>
          <table:table-cell table:number-columns-repeated="2" table:style-name="ce9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000">
            <text:p>1 000,00</text:p>
          </table:table-cell>
          <table:table-cell table:number-columns-repeated="3" table:style-name="ce7" office:value-type="float" office:value="1000">
            <text:p>1000,00</text:p>
          </table:table-cell>
          <table:table-cell table:style-name="ce13" table:formula="of:=FALSE()" office:value-type="boolean" office:boolean-value="false">
            <text:p>FAŁSZ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3">
          <table:table-cell office:value-type="string">
            <text:p>Attack Ship</text:p>
          </table:table-cell>
          <table:table-cell office:value-type="string">
            <text:p>AttackShip</text:p>
          </table:table-cell>
          <table:table-cell office:value-type="string">
            <text:p>N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0">
            <text:p>10,00</text:p>
          </table:table-cell>
          <table:table-cell table:style-name="ce13" table:formula="of:=FALSE()" office:value-type="boolean" office:boolean-value="false">
            <text:p>FAŁS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Submarine</text:p>
          </table:table-cell>
          <table:table-cell office:value-type="string">
            <text:p>N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30">
            <text:p>30,00</text:p>
          </table:table-cell>
          <table:table-cell table:style-name="ce13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Destroyer</text:p>
          </table:table-cell>
          <table:table-cell office:value-type="string">
            <text:p>N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50">
            <text:p>50,00</text:p>
          </table:table-cell>
          <table:table-cell table:style-name="ce13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Battleship</text:p>
          </table:table-cell>
          <table:table-cell office:value-type="string">
            <text:p>N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1000">
            <text:p>1 00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25">
            <text:p>125,00</text:p>
          </table:table-cell>
          <table:table-cell table:style-name="ce13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Cruiser</text:p>
          </table:table-cell>
          <table:table-cell office:value-type="string">
            <text:p>N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2000">
            <text:p>2 00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300">
            <text:p>300,00</text:p>
          </table:table-cell>
          <table:table-cell table:style-name="ce13" table:formula="of:=FALSE()" office:value-type="boolean" office:boolean-value="false">
            <text:p>FAŁSZ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Nuclear Submarine</text:p>
          </table:table-cell>
          <table:table-cell table:style-name="ce3" office:value-type="string">
            <text:p>NuclearSubmarine</text:p>
          </table:table-cell>
          <table:table-cell table:style-name="ce3" office:value-type="string">
            <text:p>N</text:p>
          </table:table-cell>
          <table:table-cell table:number-columns-repeated="2" table:style-name="ce9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1">
            <text:p>1</text:p>
          </table:table-cell>
          <table:table-cell table:number-columns-repeated="3" table:style-name="ce9" office:value-type="float" office:value="500">
            <text:p>500,00</text:p>
          </table:table-cell>
          <table:table-cell table:style-name="ce13" table:formula="of:=FALSE()" office:value-type="boolean" office:boolean-value="false">
            <text:p>FAŁSZ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0">
            <text:p>50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Fighter</text:p>
          </table:table-cell>
          <table:table-cell office:value-type="string">
            <text:p>F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0">
            <text:p>10,00</text:p>
          </table:table-cell>
          <table:table-cell table:style-name="ce13" table:formula="of:=FALSE()" office:value-type="boolean" office:boolean-value="false">
            <text:p>FAŁS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Drone</text:p>
          </table:table-cell>
          <table:table-cell office:value-type="string">
            <text:p>F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20">
            <text:p>20,00</text:p>
          </table:table-cell>
          <table:table-cell table:style-name="ce13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Helicopter</text:p>
          </table:table-cell>
          <table:table-cell office:value-type="string">
            <text:p>F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50">
            <text:p>50,00</text:p>
          </table:table-cell>
          <table:table-cell table:style-name="ce13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Gunship</text:p>
          </table:table-cell>
          <table:table-cell office:value-type="string">
            <text:p>F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50">
            <text:p>150,00</text:p>
          </table:table-cell>
          <table:table-cell table:style-name="ce13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Bomber</text:p>
          </table:table-cell>
          <table:table-cell office:value-type="string">
            <text:p>F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150">
            <text:p>15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500">
            <text:p>500,00</text:p>
          </table:table-cell>
          <table:table-cell table:style-name="ce13" table:formula="of:=FALSE()" office:value-type="boolean" office:boolean-value="false">
            <text:p>FAŁSZ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1010"/>
        </table:table-row>
        <table:table-row table:style-name="ro3">
          <table:table-cell office:value-type="string">
            <text:p>Air Force One</text:p>
          </table:table-cell>
          <table:table-cell office:value-type="string">
            <text:p>AirForceOne</text:p>
          </table:table-cell>
          <table:table-cell office:value-type="string">
            <text:p>F</text:p>
          </table:table-cell>
          <table:table-cell table:number-columns-repeated="2" table:style-name="ce9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300">
            <text:p>30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500">
            <text:p>1500,00</text:p>
          </table:table-cell>
          <table:table-cell table:style-name="ce13" table:formula="of:=FALSE()" office:value-type="boolean" office:boolean-value="false">
            <text:p>FAŁSZ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1010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orldCountries" table:style-name="ta1">
        <table:table-column table:style-name="co7" table:default-cell-style-name="ce2"/>
        <table:table-column table:style-name="co24" table:default-cell-style-name="ce2"/>
        <table:table-column table:style-name="co25" table:default-cell-style-name="ce2"/>
        <table:table-column table:style-name="co18" table:default-cell-style-name="ce2"/>
        <table:table-column table:style-name="co26" table:default-cell-style-name="ce14"/>
        <table:table-column table:style-name="co18" table:number-columns-repeated="1017" table:default-cell-style-name="ce2"/>
        <table:table-column table:style-name="co15" table:default-cell-style-name="ce2"/>
        <table:table-column table:style-name="co15" table:default-cell-style-name="ce3"/>
        <table:table-row table:style-name="ro3">
          <table:table-cell table:style-name="ce10" office:value-type="string">
            <text:p>countryCode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isLandLocked</text:p>
          </table:table-cell>
          <table:table-cell table:style-name="ce10" office:value-type="string">
            <text:p>opinion</text:p>
          </table:table-cell>
          <table:table-cell table:style-name="ce10" office:value-type="string">
            <text:p>unit001</text:p>
          </table:table-cell>
          <table:table-cell table:style-name="ce10" office:value-type="string">
            <text:p>unit002</text:p>
          </table:table-cell>
          <table:table-cell table:style-name="ce10" office:value-type="string">
            <text:p>unit003</text:p>
          </table:table-cell>
          <table:table-cell table:style-name="ce10" office:value-type="string">
            <text:p>unit004</text:p>
          </table:table-cell>
          <table:table-cell table:style-name="ce10" office:value-type="string">
            <text:p>unit005</text:p>
          </table:table-cell>
          <table:table-cell table:style-name="ce10" office:value-type="string">
            <text:p>unit006</text:p>
          </table:table-cell>
          <table:table-cell table:style-name="ce10" office:value-type="string">
            <text:p>unit007</text:p>
          </table:table-cell>
          <table:table-cell table:style-name="ce10" office:value-type="string">
            <text:p>unit008</text:p>
          </table:table-cell>
          <table:table-cell table:style-name="ce10" office:value-type="string">
            <text:p>unit009</text:p>
          </table:table-cell>
          <table:table-cell table:style-name="ce10" office:value-type="string">
            <text:p>unit010</text:p>
          </table:table-cell>
          <table:table-cell table:style-name="ce10" office:value-type="string">
            <text:p>unit011</text:p>
          </table:table-cell>
          <table:table-cell table:style-name="ce10" office:value-type="string">
            <text:p>unit012</text:p>
          </table:table-cell>
          <table:table-cell table:style-name="ce10" office:value-type="string">
            <text:p>unit013</text:p>
          </table:table-cell>
          <table:table-cell table:style-name="ce10" office:value-type="string">
            <text:p>unit014</text:p>
          </table:table-cell>
          <table:table-cell table:style-name="ce10" office:value-type="string">
            <text:p>unit015</text:p>
          </table:table-cell>
          <table:table-cell table:style-name="ce10" office:value-type="string">
            <text:p>unit016</text:p>
          </table:table-cell>
          <table:table-cell table:style-name="ce10" office:value-type="string">
            <text:p>unit017</text:p>
          </table:table-cell>
          <table:table-cell table:number-columns-repeated="1003"/>
        </table:table-row>
        <table:table-row table:style-name="ro3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office:value-type="float" office:value="100000000">
            <text:p>100 000 000</text:p>
          </table:table-cell>
          <table:table-cell table:number-columns-repeated="1019"/>
        </table:table-row>
        <table:table-row table:style-name="ro3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untryUnitArmyCode" table:style-name="ta1">
        <table:table-column table:style-name="co18" table:default-cell-style-name="ce16"/>
        <table:table-column table:style-name="co27" table:default-cell-style-name="ce16"/>
        <table:table-column table:style-name="co28" table:default-cell-style-name="ce16"/>
        <table:table-column table:style-name="co18" table:number-columns-repeated="1020" table:default-cell-style-name="ce16"/>
        <table:table-column table:style-name="co15" table:default-cell-style-name="ce16"/>
        <table:table-row table:style-name="ro3">
          <table:table-cell table:style-name="ce15" office:value-type="string">
            <text:p>UnitCode</text:p>
          </table:table-cell>
          <table:table-cell table:style-name="ce15" office:value-type="string">
            <text:p>ArmyCode</text:p>
          </table:table-cell>
          <table:table-cell table:style-name="ce15" office:value-type="string">
            <text:p>Desc</text:p>
          </table:table-cell>
          <table:table-cell table:number-columns-repeated="1021"/>
        </table:table-row>
        <table:table-row table:style-name="ro5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5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5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5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5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5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5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5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5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5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5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5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5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5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5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5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5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5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earchBonuses" table:style-name="ta2">
        <table:table-column table:style-name="co29" table:default-cell-style-name="ce3"/>
        <table:table-column table:style-name="co23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21" table:default-cell-style-name="ce3"/>
        <table:table-column table:style-name="co10" table:default-cell-style-name="ce3"/>
        <table:table-column table:style-name="co7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35" table:number-columns-repeated="2" table:default-cell-style-name="ce3"/>
        <table:table-column table:style-name="co14" table:number-columns-repeated="1006" table:default-cell-style-name="ce3"/>
        <table:table-column table:style-name="co15" table:default-cell-style-name="ce3"/>
        <table:table-row table:style-name="ro6">
          <table:table-cell table:style-name="ce17" office:value-type="string">
            <text:p>ID</text:p>
          </table:table-cell>
          <table:table-cell table:style-name="ce17" office:value-type="string">
            <text:p>landCostAdder</text:p>
          </table:table-cell>
          <table:table-cell table:style-name="ce17" office:value-type="string">
            <text:p>buildCostMultiplier</text:p>
          </table:table-cell>
          <table:table-cell table:style-name="ce17" office:value-type="string">
            <text:p>baseResearchAdder</text:p>
          </table:table-cell>
          <table:table-cell table:style-name="ce17" office:value-type="string">
            <text:p>researchCostMultiplier</text:p>
          </table:table-cell>
          <table:table-cell table:style-name="ce17" office:value-type="string">
            <text:p>buildUpkeepMultiplier</text:p>
          </table:table-cell>
          <table:table-cell table:style-name="ce17" office:value-type="string">
            <text:p>foodProductionMultiplier</text:p>
          </table:table-cell>
          <table:table-cell table:style-name="ce17" office:value-type="string">
            <text:p>housingAdder</text:p>
          </table:table-cell>
          <table:table-cell table:style-name="ce17" office:value-type="string">
            <text:p>incomePerJobAdder</text:p>
          </table:table-cell>
          <table:table-cell table:style-name="ce17" office:value-type="string">
            <text:p>maxJobsAdder</text:p>
          </table:table-cell>
          <table:table-cell table:style-name="ce17" office:value-type="string">
            <text:p>attackMultiplier</text:p>
          </table:table-cell>
          <table:table-cell table:style-name="ce17" office:value-type="string">
            <text:p>defenseMultiplier</text:p>
          </table:table-cell>
          <table:table-cell table:style-name="ce17" office:value-type="string">
            <text:p>siegeMultiplier</text:p>
          </table:table-cell>
          <table:table-cell table:style-name="ce17" office:value-type="string">
            <text:p>unitCostMultiplier</text:p>
          </table:table-cell>
          <table:table-cell table:style-name="ce17" office:value-type="string">
            <text:p>unitUpkeepMultiplier</text:p>
          </table:table-cell>
          <table:table-cell table:style-name="ce17" office:value-type="string">
            <text:p>unitPopAdder</text:p>
          </table:table-cell>
          <table:table-cell table:style-name="ce17" office:value-type="string">
            <text:p>unitCapAdder</text:p>
          </table:table-cell>
          <table:table-cell table:style-name="ce17" table:number-columns-repeated="1007"/>
        </table:table-row>
        <table:table-row table:style-name="ro1">
          <table:table-cell office:value-type="string">
            <text:p>Economy</text:p>
          </table:table-cell>
          <table:table-cell table:number-columns-repeated="4"/>
          <table:table-cell table:style-name="ce18" table:number-columns-repeated="3"/>
          <table:table-cell table:style-name="ce18" office:value-type="float" office:value="10">
            <text:p>10</text:p>
          </table:table-cell>
          <table:table-cell table:style-name="ce18"/>
          <table:table-cell table:number-columns-repeated="1014"/>
        </table:table-row>
        <table:table-row table:style-name="ro1">
          <table:table-cell office:value-type="string">
            <text:p>Economy_2</text:p>
          </table:table-cell>
          <table:table-cell table:number-columns-repeated="4"/>
          <table:table-cell table:style-name="ce18" table:number-columns-repeated="4"/>
          <table:table-cell table:style-name="ce18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Ecology</text:p>
          </table:table-cell>
          <table:table-cell table:number-columns-repeated="4"/>
          <table:table-cell table:style-name="ce18" office:value-type="float" office:value="0.9">
            <text:p>0,9</text:p>
          </table:table-cell>
          <table:table-cell table:style-name="ce18" table:number-columns-repeated="4"/>
          <table:table-cell table:number-columns-repeated="1014"/>
        </table:table-row>
        <table:table-row table:style-name="ro1">
          <table:table-cell office:value-type="string">
            <text:p>Genetic Engineering</text:p>
          </table:table-cell>
          <table:table-cell table:number-columns-repeated="4"/>
          <table:table-cell table:style-name="ce18"/>
          <table:table-cell table:style-name="ce18" office:value-type="float" office:value="1.05">
            <text:p>1,05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office:value-type="string">
            <text:p>Feng Shui</text:p>
          </table:table-cell>
          <table:table-cell table:number-columns-repeated="4"/>
          <table:table-cell table:style-name="ce18" table:number-columns-repeated="2"/>
          <table:table-cell table:style-name="ce18" office:value-type="float" office:value="2">
            <text:p>2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office:value-type="string">
            <text:p>Sustainable Engineering</text:p>
          </table:table-cell>
          <table:table-cell table:number-columns-repeated="4"/>
          <table:table-cell table:style-name="ce18" office:value-type="float" office:value="0.85">
            <text:p>0,85</text:p>
          </table:table-cell>
          <table:table-cell table:style-name="ce18" table:number-columns-repeated="4"/>
          <table:table-cell table:number-columns-repeated="1014"/>
        </table:table-row>
        <table:table-row table:style-name="ro1">
          <table:table-cell office:value-type="string">
            <text:p>Economy_7</text:p>
          </table:table-cell>
          <table:table-cell table:number-columns-repeated="4"/>
          <table:table-cell table:style-name="ce18" table:number-columns-repeated="5"/>
          <table:table-cell table:number-columns-repeated="1014"/>
        </table:table-row>
        <table:table-row table:style-name="ro1">
          <table:table-cell office:value-type="string">
            <text:p>Economy_8</text:p>
          </table:table-cell>
          <table:table-cell table:number-columns-repeated="4"/>
          <table:table-cell table:style-name="ce18" table:number-columns-repeated="5"/>
          <table:table-cell table:number-columns-repeated="1014"/>
        </table:table-row>
        <table:table-row table:style-name="ro1">
          <table:table-cell office:value-type="string">
            <text:p>Economy_9</text:p>
          </table:table-cell>
          <table:table-cell table:number-columns-repeated="4"/>
          <table:table-cell table:style-name="ce18" table:number-columns-repeated="5"/>
          <table:table-cell table:number-columns-repeated="1014"/>
        </table:table-row>
        <table:table-row table:style-name="ro1">
          <table:table-cell office:value-type="string">
            <text:p>Economy_10</text:p>
          </table:table-cell>
          <table:table-cell table:number-columns-repeated="4"/>
          <table:table-cell table:style-name="ce18" table:number-columns-repeated="5"/>
          <table:table-cell table:number-columns-repeated="1014"/>
        </table:table-row>
        <table:table-row table:style-name="ro1">
          <table:table-cell office:value-type="string">
            <text:p>Economy_11</text:p>
          </table:table-cell>
          <table:table-cell table:number-columns-repeated="4"/>
          <table:table-cell table:style-name="ce18" table:number-columns-repeated="5"/>
          <table:table-cell table:number-columns-repeated="1014"/>
        </table:table-row>
        <table:table-row table:style-name="ro1">
          <table:table-cell office:value-type="string">
            <text:p>Economy_12</text:p>
          </table:table-cell>
          <table:table-cell table:number-columns-repeated="4"/>
          <table:table-cell table:style-name="ce18" table:number-columns-repeated="5"/>
          <table:table-cell table:number-columns-repeated="1014"/>
        </table:table-row>
        <table:table-row table:style-name="ro1">
          <table:table-cell office:value-type="string">
            <text:p>Attack</text:p>
          </table:table-cell>
          <table:table-cell table:number-columns-repeated="9"/>
          <table:table-cell table:style-name="ce18" office:value-type="float" office:value="1.05">
            <text:p>1,05</text:p>
          </table:table-cell>
          <table:table-cell table:style-name="ce18" table:number-columns-repeated="6"/>
          <table:table-cell table:number-columns-repeated="1007"/>
        </table:table-row>
        <table:table-row table:style-name="ro1">
          <table:table-cell office:value-type="string">
            <text:p>Defense</text:p>
          </table:table-cell>
          <table:table-cell table:number-columns-repeated="9"/>
          <table:table-cell table:style-name="ce18"/>
          <table:table-cell table:style-name="ce18" office:value-type="float" office:value="1.05">
            <text:p>1,05</text:p>
          </table:table-cell>
          <table:table-cell table:style-name="ce18" table:number-columns-repeated="5"/>
          <table:table-cell table:number-columns-repeated="1007"/>
        </table:table-row>
        <table:table-row table:style-name="ro1">
          <table:table-cell office:value-type="string">
            <text:p>Strength</text:p>
          </table:table-cell>
          <table:table-cell table:number-columns-repeated="9"/>
          <table:table-cell table:number-columns-repeated="2" table:style-name="ce18" office:value-type="float" office:value="1.05">
            <text:p>1,05</text:p>
          </table:table-cell>
          <table:table-cell table:style-name="ce18" table:number-columns-repeated="5"/>
          <table:table-cell table:number-columns-repeated="1007"/>
        </table:table-row>
        <table:table-row table:style-name="ro1">
          <table:table-cell office:value-type="string">
            <text:p>Tactics</text:p>
          </table:table-cell>
          <table:table-cell table:number-columns-repeated="9"/>
          <table:table-cell table:style-name="ce18" table:number-columns-repeated="2"/>
          <table:table-cell table:style-name="ce18" office:value-type="float" office:value="1.2">
            <text:p>1,2</text:p>
          </table:table-cell>
          <table:table-cell table:style-name="ce18" table:number-columns-repeated="4"/>
          <table:table-cell table:number-columns-repeated="1007"/>
        </table:table-row>
        <table:table-row table:style-name="ro1">
          <table:table-cell office:value-type="string">
            <text:p>Contract Negotiations</text:p>
          </table:table-cell>
          <table:table-cell table:number-columns-repeated="9"/>
          <table:table-cell table:style-name="ce18" table:number-columns-repeated="3"/>
          <table:table-cell table:style-name="ce18" office:value-type="float" office:value="0.85">
            <text:p>0,85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Rationing</text:p>
          </table:table-cell>
          <table:table-cell table:number-columns-repeated="9"/>
          <table:table-cell table:style-name="ce18" table:number-columns-repeated="4"/>
          <table:table-cell table:style-name="ce18" office:value-type="float" office:value="0.95">
            <text:p>0,95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office:value-type="string">
            <text:p>Corp Formations</text:p>
          </table:table-cell>
          <table:table-cell table:number-columns-repeated="9"/>
          <table:table-cell table:style-name="ce18" table:number-columns-repeated="5"/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Agility</text:p>
          </table:table-cell>
          <table:table-cell table:number-columns-repeated="9"/>
          <table:table-cell table:style-name="ce18" table:number-columns-repeated="4"/>
          <table:table-cell table:style-name="ce18" office:value-type="float" office:value="0.8">
            <text:p>0,8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1007"/>
        </table:table-row>
        <table:table-row table:style-name="ro1">
          <table:table-cell office:value-type="string">
            <text:p>Attack 2</text:p>
          </table:table-cell>
          <table:table-cell table:number-columns-repeated="9"/>
          <table:table-cell table:style-name="ce18" office:value-type="float" office:value="1.25">
            <text:p>1,25</text:p>
          </table:table-cell>
          <table:table-cell table:style-name="ce18" table:number-columns-repeated="6"/>
          <table:table-cell table:number-columns-repeated="1007"/>
        </table:table-row>
        <table:table-row table:style-name="ro1">
          <table:table-cell office:value-type="string">
            <text:p>Defense 2</text:p>
          </table:table-cell>
          <table:table-cell table:number-columns-repeated="9"/>
          <table:table-cell table:style-name="ce18"/>
          <table:table-cell table:style-name="ce18" office:value-type="float" office:value="1.25">
            <text:p>1,25</text:p>
          </table:table-cell>
          <table:table-cell table:style-name="ce18" table:number-columns-repeated="5"/>
          <table:table-cell table:number-columns-repeated="1007"/>
        </table:table-row>
        <table:table-row table:style-name="ro1">
          <table:table-cell office:value-type="string">
            <text:p>AI</text:p>
          </table:table-cell>
          <table:table-cell table:number-columns-repeated="9"/>
          <table:table-cell table:style-name="ce18" table:number-columns-repeated="5"/>
          <table:table-cell table:style-name="ce18" office:value-type="float" office:value="-100">
            <text:p>-100</text:p>
          </table:table-cell>
          <table:table-cell table:style-name="ce18"/>
          <table:table-cell table:number-columns-repeated="1007"/>
        </table:table-row>
        <table:table-row table:style-name="ro1">
          <table:table-cell office:value-type="string">
            <text:p>Super Soldier</text:p>
          </table:table-cell>
          <table:table-cell table:number-columns-repeated="9"/>
          <table:table-cell table:number-columns-repeated="2" table:style-name="ce18" office:value-type="float" office:value="1.1">
            <text:p>1,1</text:p>
          </table:table-cell>
          <table:table-cell table:style-name="ce18" office:value-type="float" office:value="1.2">
            <text:p>1,2</text:p>
          </table:table-cell>
          <table:table-cell table:style-name="ce18" office:value-type="float" office:value="0.9">
            <text:p>0,9</text:p>
          </table:table-cell>
          <table:table-cell table:style-name="ce18" office:value-type="float" office:value="0.85">
            <text:p>0,85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office:value-type="string">
            <text:p>Efficiency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 office:value-type="string">
            <text:p>Architecture</text:p>
          </table:table-cell>
          <table:table-cell table:style-name="ce18"/>
          <table:table-cell table:style-name="ce18" office:value-type="float" office:value="0.9">
            <text:p>0,9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>
            <text:p>Future Labs</text:p>
          </table:table-cell>
          <table:table-cell table:style-name="ce18" table:number-columns-repeated="2"/>
          <table:table-cell table:style-name="ce18" office:value-type="float" office:value="20">
            <text:p>20</text:p>
          </table:table-cell>
          <table:table-cell table:style-name="ce18"/>
          <table:table-cell table:number-columns-repeated="1019"/>
        </table:table-row>
        <table:table-row table:style-name="ro1">
          <table:table-cell office:value-type="string">
            <text:p>School</text:p>
          </table:table-cell>
          <table:table-cell table:style-name="ce18" table:number-columns-repeated="3"/>
          <table:table-cell table:style-name="ce18" office:value-type="float" office:value="0.95">
            <text:p>0,95</text:p>
          </table:table-cell>
          <table:table-cell table:number-columns-repeated="1019"/>
        </table:table-row>
        <table:table-row table:style-name="ro1">
          <table:table-cell office:value-type="string">
            <text:p>Architecture_5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office:value-type="string">
            <text:p>Architecture_6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office:value-type="string">
            <text:p>Architecture_7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office:value-type="string">
            <text:p>Architecture_8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office:value-type="string">
            <text:p>Architecture_9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office:value-type="string">
            <text:p>Architecture_10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office:value-type="string">
            <text:p>Architecture_11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office:value-type="string">
            <text:p>Architecture_12</text:p>
          </table:table-cell>
          <table:table-cell table:style-name="ce18" table:number-columns-repeated="4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Data" table:style-name="ta3">
        <table:table-column table:style-name="co52" table:default-cell-style-name="ce27"/>
        <table:table-column table:style-name="co24" table:number-columns-repeated="2" table:default-cell-style-name="ce27"/>
        <table:table-column table:style-name="co49" table:default-cell-style-name="ce27"/>
        <table:table-column table:style-name="co48" table:default-cell-style-name="ce27"/>
        <table:table-column table:style-name="co49" table:default-cell-style-name="ce27"/>
        <table:table-column table:style-name="co53" table:default-cell-style-name="ce27"/>
        <table:table-column table:style-name="co54" table:default-cell-style-name="ce29"/>
        <table:table-column table:style-name="co55" table:default-cell-style-name="ce27"/>
        <table:table-column table:style-name="co56" table:default-cell-style-name="ce27"/>
        <table:table-column table:style-name="co57" table:default-cell-style-name="ce27"/>
        <table:table-column table:style-name="co14" table:number-columns-repeated="1012" table:default-cell-style-name="ce27"/>
        <table:table-column table:style-name="co15" table:default-cell-style-name="ce27"/>
        <table:table-row table:style-name="ro3">
          <table:table-cell table:style-name="ce26" office:value-type="string">
            <text:p>name</text:p>
          </table:table-cell>
          <table:table-cell table:style-name="ce26" office:value-type="string">
            <text:p>researchType</text:p>
          </table:table-cell>
          <table:table-cell table:style-name="ce26" office:value-type="string">
            <text:p>cost</text:p>
          </table:table-cell>
          <table:table-cell table:style-name="ce26" office:value-type="string">
            <text:p>requirements</text:p>
          </table:table-cell>
          <table:table-cell table:style-name="ce26" office:value-type="string">
            <text:p>statAffected</text:p>
          </table:table-cell>
          <table:table-cell table:style-name="ce26" office:value-type="string">
            <text:p>statMultiplier</text:p>
          </table:table-cell>
          <table:table-cell table:style-name="ce26" office:value-type="string">
            <text:p>unlockBuilding</text:p>
          </table:table-cell>
          <table:table-cell table:style-name="ce26" office:value-type="string">
            <text:p>unlockUnit</text:p>
          </table:table-cell>
          <table:table-cell table:style-name="ce26" office:value-type="string">
            <text:p>bonus_1</text:p>
          </table:table-cell>
          <table:table-cell table:style-name="ce26" office:value-type="string">
            <text:p>bonus_2</text:p>
          </table:table-cell>
          <table:table-cell table:style-name="ce26" office:value-type="string">
            <text:p>lawUnlock</text:p>
          </table:table-cell>
          <table:table-cell table:number-columns-repeated="1013"/>
        </table:table-row>
        <table:table-row table:style-name="ro3">
          <table:table-cell office:value-type="string">
            <text:p>Banking</text:p>
          </table:table-cell>
          <table:table-cell office:value-type="string">
            <text:p>Economy</text:p>
          </table:table-cell>
          <table:table-cell office:value-type="float" office:value="100">
            <text:p>100</text:p>
          </table:table-cell>
          <table:table-cell/>
          <table:table-cell table:style-name="ce3" table:number-columns-repeated="2"/>
          <table:table-cell office:value-type="string">
            <text:p>Bank</text:p>
          </table:table-cell>
          <table:table-cell table:style-name="ce27"/>
          <table:table-cell table:style-name="ce3" office:value-type="string">
            <text:p>Economy</text:p>
          </table:table-cell>
          <table:table-cell table:style-name="ce3" office:value-type="string">
            <text:p>Economy_2</text:p>
          </table:table-cell>
          <table:table-cell office:value-type="string">
            <text:p>Birth Freeze</text:p>
          </table:table-cell>
          <table:table-cell table:number-columns-repeated="1013"/>
        </table:table-row>
        <table:table-row table:style-name="ro8">
          <table:table-cell table:style-name="ce28" office:value-type="string">
            <text:p>Trade</text:p>
          </table:table-cell>
          <table:table-cell office:value-type="string">
            <text:p>Economy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jobGdpMultiplier</text:p>
          </table:table-cell>
          <table:table-cell table:style-name="ce29" office:value-type="float" office:value="1.25">
            <text:p>1,25</text:p>
          </table:table-cell>
          <table:table-cell/>
          <table:table-cell table:style-name="ce27"/>
          <table:table-cell table:style-name="ce3" office:value-type="string">
            <text:p>Ecology</text:p>
          </table:table-cell>
          <table:table-cell table:style-name="ce3" office:value-type="string">
            <text:p>Food</text:p>
          </table:table-cell>
          <table:table-cell office:value-type="string">
            <text:p>One Child Policy</text:p>
          </table:table-cell>
          <table:table-cell table:number-columns-repeated="1013"/>
        </table:table-row>
        <table:table-row table:style-name="ro3">
          <table:table-cell office:value-type="string">
            <text:p>Electricity</text:p>
          </table:table-cell>
          <table:table-cell office:value-type="string">
            <text:p>Economy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9"/>
          <table:table-cell office:value-type="string">
            <text:p>StockExchange</text:p>
          </table:table-cell>
          <table:table-cell table:style-name="ce27"/>
          <table:table-cell table:style-name="ce3" office:value-type="string">
            <text:p>Economy_5</text:p>
          </table:table-cell>
          <table:table-cell table:style-name="ce3" office:value-type="string">
            <text:p>Economy_6</text:p>
          </table:table-cell>
          <table:table-cell table:number-columns-repeated="1014"/>
        </table:table-row>
        <table:table-row table:style-name="ro3">
          <table:table-cell office:value-type="string">
            <text:p>Scientific Theory</text:p>
          </table:table-cell>
          <table:table-cell office:value-type="string">
            <text:p>Economy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jobGdpMultiplier</text:p>
          </table:table-cell>
          <table:table-cell table:style-name="ce29" office:value-type="float" office:value="1.5">
            <text:p>1,50</text:p>
          </table:table-cell>
          <table:table-cell/>
          <table:table-cell table:style-name="ce27"/>
          <table:table-cell table:style-name="ce3" office:value-type="string">
            <text:p>Economy_7</text:p>
          </table:table-cell>
          <table:table-cell table:style-name="ce3" office:value-type="string">
            <text:p>Economy_8</text:p>
          </table:table-cell>
          <table:table-cell table:number-columns-repeated="1014"/>
        </table:table-row>
        <table:table-row table:style-name="ro3">
          <table:table-cell office:value-type="string">
            <text:p>Telecommunications</text:p>
          </table:table-cell>
          <table:table-cell office:value-type="string">
            <text:p>Economy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9"/>
          <table:table-cell/>
          <table:table-cell table:style-name="ce27"/>
          <table:table-cell table:style-name="ce3" office:value-type="string">
            <text:p>Economy_9</text:p>
          </table:table-cell>
          <table:table-cell table:style-name="ce3" office:value-type="string">
            <text:p>Economy_10</text:p>
          </table:table-cell>
          <table:table-cell table:number-columns-repeated="1014"/>
        </table:table-row>
        <table:table-row table:style-name="ro3">
          <table:table-cell office:value-type="string">
            <text:p>NanoTechnology</text:p>
          </table:table-cell>
          <table:table-cell office:value-type="string">
            <text:p>Economy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jobGdpMultiplier</text:p>
          </table:table-cell>
          <table:table-cell table:style-name="ce29" office:value-type="float" office:value="2.25">
            <text:p>2,25</text:p>
          </table:table-cell>
          <table:table-cell office:value-type="string">
            <text:p>GMO Lab</text:p>
          </table:table-cell>
          <table:table-cell table:style-name="ce27"/>
          <table:table-cell table:style-name="ce3" office:value-type="string">
            <text:p>Economy_11</text:p>
          </table:table-cell>
          <table:table-cell table:style-name="ce3" office:value-type="string">
            <text:p>Economy_12</text:p>
          </table:table-cell>
          <table:table-cell table:number-columns-repeated="1014"/>
        </table:table-row>
        <table:table-row table:style-name="ro3">
          <table:table-cell office:value-type="string">
            <text:p>Military Science</text:p>
          </table:table-cell>
          <table:table-cell office:value-type="string">
            <text:p>War</text:p>
          </table:table-cell>
          <table:table-cell office:value-type="float" office:value="100">
            <text:p>100</text:p>
          </table:table-cell>
          <table:table-cell/>
          <table:table-cell table:style-name="ce3" table:number-columns-repeated="3"/>
          <table:table-cell table:style-name="ce27" office:value-type="string">
            <text:p>Infantry, Artillery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Defense</text:p>
          </table:table-cell>
          <table:table-cell table:number-columns-repeated="1014"/>
        </table:table-row>
        <table:table-row table:style-name="ro3">
          <table:table-cell office:value-type="string">
            <text:p>Shipbuilding</text:p>
          </table:table-cell>
          <table:table-cell office:value-type="string">
            <text:p>War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unitCap</text:p>
          </table:table-cell>
          <table:table-cell table:style-name="ce29" office:value-type="float" office:value="2">
            <text:p>2,00</text:p>
          </table:table-cell>
          <table:table-cell table:style-name="ce3"/>
          <table:table-cell table:style-name="ce27" office:value-type="string">
            <text:p>AttackShip</text:p>
          </table:table-cell>
          <table:table-cell table:style-name="ce3" office:value-type="string">
            <text:p>Strength</text:p>
          </table:table-cell>
          <table:table-cell table:style-name="ce3" office:value-type="string">
            <text:p>Military_4</text:p>
          </table:table-cell>
          <table:table-cell table:number-columns-repeated="1014"/>
        </table:table-row>
        <table:table-row table:style-name="ro3">
          <table:table-cell office:value-type="string">
            <text:p>Flight</text:p>
          </table:table-cell>
          <table:table-cell office:value-type="string">
            <text:p>War</text:p>
          </table:table-cell>
          <table:table-cell office:value-type="float" office:value="2500">
            <text:p>2500</text:p>
          </table:table-cell>
          <table:table-cell/>
          <table:table-cell table:style-name="ce3" table:number-columns-repeated="2"/>
          <table:table-cell office:value-type="string">
            <text:p>WeaponFactory</text:p>
          </table:table-cell>
          <table:table-cell table:style-name="ce27" office:value-type="string">
            <text:p>Artillery,Submarine,Fighter, Anti-Air Gun</text:p>
          </table:table-cell>
          <table:table-cell table:style-name="ce3" office:value-type="string">
            <text:p>Military_5</text:p>
          </table:table-cell>
          <table:table-cell table:style-name="ce3" office:value-type="string">
            <text:p>Military_6</text:p>
          </table:table-cell>
          <table:table-cell table:number-columns-repeated="1014"/>
        </table:table-row>
        <table:table-row table:style-name="ro3">
          <table:table-cell office:value-type="string">
            <text:p>Satellites</text:p>
          </table:table-cell>
          <table:table-cell office:value-type="string">
            <text:p>War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unitCap</text:p>
          </table:table-cell>
          <table:table-cell table:style-name="ce29" office:value-type="float" office:value="2">
            <text:p>2,00</text:p>
          </table:table-cell>
          <table:table-cell/>
          <table:table-cell table:style-name="ce27" office:value-type="string">
            <text:p>Battleship, Gunship</text:p>
          </table:table-cell>
          <table:table-cell table:style-name="ce3" office:value-type="string">
            <text:p>Military_7</text:p>
          </table:table-cell>
          <table:table-cell table:style-name="ce3" office:value-type="string">
            <text:p>Military_8</text:p>
          </table:table-cell>
          <table:table-cell table:number-columns-repeated="1014"/>
        </table:table-row>
        <table:table-row table:style-name="ro3">
          <table:table-cell office:value-type="string">
            <text:p>Robotics</text:p>
          </table:table-cell>
          <table:table-cell office:value-type="string">
            <text:p>War</text:p>
          </table:table-cell>
          <table:table-cell office:value-type="float" office:value="25000">
            <text:p>25000</text:p>
          </table:table-cell>
          <table:table-cell/>
          <table:table-cell table:style-name="ce3"/>
          <table:table-cell table:style-name="ce29"/>
          <table:table-cell office:value-type="string">
            <text:p>NavalBase</text:p>
          </table:table-cell>
          <table:table-cell table:style-name="ce27" office:value-type="string">
            <text:p>Tank, Cruiser</text:p>
          </table:table-cell>
          <table:table-cell table:style-name="ce3" office:value-type="string">
            <text:p>Military_9</text:p>
          </table:table-cell>
          <table:table-cell table:style-name="ce3" office:value-type="string">
            <text:p>Military_10</text:p>
          </table:table-cell>
          <table:table-cell table:number-columns-repeated="1014"/>
        </table:table-row>
        <table:table-row table:style-name="ro3">
          <table:table-cell office:value-type="string">
            <text:p>Nuclear Fusion</text:p>
          </table:table-cell>
          <table:table-cell office:value-type="string">
            <text:p>War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unitCap</text:p>
          </table:table-cell>
          <table:table-cell table:style-name="ce29" office:value-type="float" office:value="2">
            <text:p>2,00</text:p>
          </table:table-cell>
          <table:table-cell/>
          <table:table-cell table:style-name="ce27" office:value-type="string">
            <text:p>Landship, Air Force One, Nuclear Submarine</text:p>
          </table:table-cell>
          <table:table-cell table:style-name="ce3" office:value-type="string">
            <text:p>Military_11</text:p>
          </table:table-cell>
          <table:table-cell table:style-name="ce3" office:value-type="string">
            <text:p>Military_12</text:p>
          </table:table-cell>
          <table:table-cell table:number-columns-repeated="1014"/>
        </table:table-row>
        <table:table-row table:style-name="ro8">
          <table:table-cell table:style-name="ce28" office:value-type="string">
            <text:p>Machinery</text:p>
          </table:table-cell>
          <table:table-cell office:value-type="string">
            <text:p>Construction</text:p>
          </table:table-cell>
          <table:table-cell office:value-type="float" office:value="100">
            <text:p>100</text:p>
          </table:table-cell>
          <table:table-cell/>
          <table:table-cell table:style-name="ce3"/>
          <table:table-cell table:style-name="ce29"/>
          <table:table-cell office:value-type="string">
            <text:p>ApartmentComplex, Husbandry</text:p>
          </table:table-cell>
          <table:table-cell table:style-name="ce27"/>
          <table:table-cell table:style-name="ce3" office:value-type="string">
            <text:p>Architecture_1</text:p>
          </table:table-cell>
          <table:table-cell table:style-name="ce3" office:value-type="string">
            <text:p>Architecture_2</text:p>
          </table:table-cell>
          <table:table-cell office:value-type="string">
            <text:p>Space Race</text:p>
          </table:table-cell>
          <table:table-cell table:number-columns-repeated="1013"/>
        </table:table-row>
        <table:table-row table:style-name="ro3">
          <table:table-cell office:value-type="string">
            <text:p>Industrialization</text:p>
          </table:table-cell>
          <table:table-cell office:value-type="string">
            <text:p>Construction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29"/>
          <table:table-cell/>
          <table:table-cell table:style-name="ce27"/>
          <table:table-cell table:style-name="ce3" office:value-type="string">
            <text:p>Future Lab</text:p>
          </table:table-cell>
          <table:table-cell table:style-name="ce3" office:value-type="string">
            <text:p>School</text:p>
          </table:table-cell>
          <table:table-cell table:number-columns-repeated="1014"/>
        </table:table-row>
        <table:table-row table:style-name="ro3">
          <table:table-cell office:value-type="string">
            <text:p>Electronics</text:p>
          </table:table-cell>
          <table:table-cell office:value-type="string">
            <text:p>Construction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9"/>
          <table:table-cell office:value-type="string">
            <text:p>Laboratory</text:p>
          </table:table-cell>
          <table:table-cell table:style-name="ce27" office:value-type="string">
            <text:p>Drone</text:p>
          </table:table-cell>
          <table:table-cell table:style-name="ce3" office:value-type="string">
            <text:p>Architecture_5</text:p>
          </table:table-cell>
          <table:table-cell table:style-name="ce3" office:value-type="string">
            <text:p>Architecture_6</text:p>
          </table:table-cell>
          <table:table-cell table:number-columns-repeated="1014"/>
        </table:table-row>
        <table:table-row table:style-name="ro3">
          <table:table-cell office:value-type="string">
            <text:p>Plastics</text:p>
          </table:table-cell>
          <table:table-cell office:value-type="string">
            <text:p>Construction</text:p>
          </table:table-cell>
          <table:table-cell office:value-type="float" office:value="10000">
            <text:p>10000</text:p>
          </table:table-cell>
          <table:table-cell table:number-columns-repeated="2"/>
          <table:table-cell table:style-name="ce29"/>
          <table:table-cell office:value-type="string">
            <text:p>High Rise</text:p>
          </table:table-cell>
          <table:table-cell table:style-name="ce27" office:value-type="string">
            <text:p>Helicopter, Bomber, Destroyer</text:p>
          </table:table-cell>
          <table:table-cell table:style-name="ce3" office:value-type="string">
            <text:p>Architecture_7</text:p>
          </table:table-cell>
          <table:table-cell table:style-name="ce3" office:value-type="string">
            <text:p>Architecture_8</text:p>
          </table:table-cell>
          <table:table-cell table:number-columns-repeated="1014"/>
        </table:table-row>
        <table:table-row table:style-name="ro3">
          <table:table-cell office:value-type="string">
            <text:p>Synthetic Materials</text:p>
          </table:table-cell>
          <table:table-cell office:value-type="string">
            <text:p>Construction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9"/>
          <table:table-cell office:value-type="string">
            <text:p>Observatory</text:p>
          </table:table-cell>
          <table:table-cell table:style-name="ce27" office:value-type="string">
            <text:p>Bomber</text:p>
          </table:table-cell>
          <table:table-cell table:style-name="ce3" office:value-type="string">
            <text:p>Architecture_9</text:p>
          </table:table-cell>
          <table:table-cell table:style-name="ce3" office:value-type="string">
            <text:p>Architecture_10</text:p>
          </table:table-cell>
          <table:table-cell table:number-columns-repeated="1014"/>
        </table:table-row>
        <table:table-row table:style-name="ro3">
          <table:table-cell office:value-type="string">
            <text:p>Automation</text:p>
          </table:table-cell>
          <table:table-cell office:value-type="string">
            <text:p>Construction</text:p>
          </table:table-cell>
          <table:table-cell office:value-type="float" office:value="75000">
            <text:p>75000</text:p>
          </table:table-cell>
          <table:table-cell table:number-columns-repeated="2"/>
          <table:table-cell table:style-name="ce29"/>
          <table:table-cell/>
          <table:table-cell table:style-name="ce27"/>
          <table:table-cell table:style-name="ce3" office:value-type="string">
            <text:p>Architecture_11</text:p>
          </table:table-cell>
          <table:table-cell table:style-name="ce3" office:value-type="string">
            <text:p>Architecture_12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3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3" table:number-columns-repeated="2"/>
          <table:table-cell table:number-columns-repeated="102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aws" table:style-name="ta4" table:print="false">
        <table:table-column table:style-name="co58" table:number-columns-repeated="2" table:default-cell-style-name="Default"/>
        <table:table-column table:style-name="co59" table:default-cell-style-name="Default"/>
        <table:table-column table:style-name="co60" table:number-columns-repeated="3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row table:style-name="ro3">
          <table:table-cell table:style-name="ce26" office:value-type="string">
            <text:p>ID</text:p>
          </table:table-cell>
          <table:table-cell table:style-name="ce26" office:value-type="string">
            <text:p>name</text:p>
          </table:table-cell>
          <table:table-cell table:style-name="ce26" office:value-type="string">
            <text:p>description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isActive</text:p>
          </table:table-cell>
          <table:table-cell table:style-name="ce26" office:value-type="string">
            <text:p>freezeGrowth</text:p>
          </table:table-cell>
          <table:table-cell table:style-name="ce26" office:value-type="string">
            <text:p>stopGrowth</text:p>
          </table:table-cell>
          <table:table-cell table:style-name="ce26" office:value-type="string">
            <text:p>scienceStatMultiplier</text:p>
          </table:table-cell>
          <table:table-cell table:style-name="ce26" office:value-type="string">
            <text:p>income</text:p>
          </table:table-cell>
          <table:table-cell table:style-name="ce26" office:value-type="string">
            <text:p>foodStatAdder</text:p>
          </table:table-cell>
        </table:table-row>
        <table:table-row table:style-name="ro3">
          <table:table-cell table:number-columns-repeated="2" office:value-type="string">
            <text:p>Birth Freeze</text:p>
          </table:table-cell>
          <table:table-cell office:value-type="string">
            <text:p>Freeze birth, making you lose population over time.</text:p>
          </table:table-cell>
          <table:table-cell office:value-type="float" office:value="1">
            <text:p>1</text:p>
          </table:table-cell>
          <table:table-cell/>
          <table:table-cell table:style-name="ce30"/>
          <table:table-cell table:style-name="ce30" office:value-type="boolean" office:boolean-value="false">
            <text:p>FAŁSZ</text:p>
          </table:table-cell>
          <table:table-cell table:number-columns-repeated="3"/>
        </table:table-row>
        <table:table-row table:style-name="ro3">
          <table:table-cell table:number-columns-repeated="2" office:value-type="string">
            <text:p>One Child Policy</text:p>
          </table:table-cell>
          <table:table-cell office:value-type="string">
            <text:p>One child per family, freezes population growth.</text:p>
          </table:table-cell>
          <table:table-cell office:value-type="float" office:value="1">
            <text:p>1</text:p>
          </table:table-cell>
          <table:table-cell/>
          <table:table-cell table:style-name="ce30" office:value-type="boolean" office:boolean-value="true">
            <text:p>PRAWDA</text:p>
          </table:table-cell>
          <table:table-cell table:style-name="ce30"/>
          <table:table-cell table:number-columns-repeated="3"/>
        </table:table-row>
        <table:table-row table:style-name="ro3">
          <table:table-cell table:number-columns-repeated="2" office:value-type="string">
            <text:p>Space Race</text:p>
          </table:table-cell>
          <table:table-cell office:value-type="string">
            <text:p>Increase research production at the cost of income.</text:p>
          </table:table-cell>
          <table:table-cell office:value-type="float" office:value="2">
            <text:p>2</text:p>
          </table:table-cell>
          <table:table-cell/>
          <table:table-cell table:style-name="ce30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30" table:number-columns-repeated="4"/>
          <table:table-cell table:number-columns-repeated="3"/>
        </table:table-row>
        <table:table-row table:style-name="ro3" table:number-rows-repeated="7"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table:number-columns-repeated="3"/>
        </table:table-row>
        <table:table-row table:style-name="ro3" table:number-rows-repeated="16">
          <table:table-cell table:number-columns-repeated="2"/>
          <table:table-cell table:style-name="ce30" table:number-columns-repeated="2"/>
          <table:table-cell table:number-columns-repeated="6"/>
        </table:table-row>
        <table:table-row table:style-name="ro3" table:number-rows-repeated="1048547">
          <table:table-cell table:number-columns-repeated="10"/>
        </table:table-row>
        <table:table-row table:style-name="ro3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28.03.2018</text:date>, <text:time>01:3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Mariusz Klimek</dc:creator>
    <dc:date>2018-03-28T01:36:50.73</dc:date>
    <meta:editing-cycles>100</meta:editing-cycles>
    <meta:editing-duration>PT18H54M47S</meta:editing-duration>
    <meta:document-statistic meta:table-count="7" meta:cell-count="786" meta:object-count="0"/>
  </office:meta>
</office:document-meta>
</file>